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/>
    <style:style style:name="P18" style:parent-style-name="Číslovanýseznam" style:family="paragraph"/>
    <style:style style:name="P19" style:parent-style-name="Základnítext" style:family="paragraph">
      <style:paragraph-properties fo:margin-top="0in" fo:margin-bottom="0in" fo:line-height="100%"/>
    </style:style>
    <style:style style:name="P20" style:parent-style-name="Základnítext" style:family="paragraph">
      <style:paragraph-properties fo:margin-top="0in" fo:margin-bottom="0in" fo:line-height="100%"/>
    </style:style>
    <style:style style:name="P21" style:parent-style-name="Základnítext" style:family="paragraph">
      <style:paragraph-properties fo:margin-top="0in" fo:margin-bottom="0in" fo:line-height="100%"/>
    </style:style>
    <style:style style:name="P22" style:parent-style-name="Základnítext" style:family="paragraph">
      <style:paragraph-properties fo:margin-top="0in" fo:margin-bottom="0in" fo:line-height="100%"/>
    </style:style>
    <style:style style:name="P23" style:parent-style-name="Základnítext" style:family="paragraph">
      <style:paragraph-properties fo:margin-top="0in" fo:margin-bottom="0in" fo:line-height="100%"/>
    </style:style>
    <style:style style:name="P24" style:parent-style-name="Základnítext" style:family="paragraph">
      <style:paragraph-properties fo:margin-top="0in" fo:margin-bottom="0in" fo:line-height="100%"/>
    </style:style>
    <style:style style:name="P25" style:parent-style-name="Základnítext" style:family="paragraph">
      <style:paragraph-properties fo:margin-top="0in" fo:margin-bottom="0in" fo:line-height="100%"/>
    </style:style>
    <style:style style:name="P26" style:parent-style-name="Základnítext" style:family="paragraph">
      <style:paragraph-properties fo:margin-top="0in" fo:margin-bottom="0in" fo:line-height="100%"/>
    </style:style>
    <style:style style:name="P27" style:parent-style-name="Základnítext" style:family="paragraph">
      <style:paragraph-properties fo:margin-top="0in" fo:margin-bottom="0in" fo:line-height="100%"/>
    </style:style>
    <style:style style:name="P28" style:parent-style-name="Základnítext" style:family="paragraph">
      <style:paragraph-properties fo:margin-top="0in" fo:margin-bottom="0in" fo:line-height="100%"/>
    </style:style>
    <style:style style:name="P29" style:parent-style-name="Základnítext" style:family="paragraph">
      <style:paragraph-properties fo:margin-top="0in" fo:margin-bottom="0in" fo:line-height="100%"/>
    </style:style>
    <style:style style:name="P30" style:parent-style-name="Základnítext" style:family="paragraph">
      <style:paragraph-properties fo:margin-top="0in" fo:margin-bottom="0in" fo:line-height="100%"/>
    </style:style>
    <style:style style:name="P31" style:parent-style-name="Základnítext" style:family="paragraph">
      <style:paragraph-properties fo:margin-top="0in" fo:margin-bottom="0in" fo:line-height="100%"/>
    </style:style>
    <style:style style:name="P32" style:parent-style-name="Základnítext" style:family="paragraph">
      <style:paragraph-properties fo:margin-top="0in" fo:margin-bottom="0in" fo:line-height="100%"/>
    </style:style>
    <style:style style:name="P33" style:parent-style-name="Základnítext" style:family="paragraph">
      <style:paragraph-properties fo:margin-top="0in" fo:margin-bottom="0in" fo:line-height="100%"/>
    </style:style>
    <style:style style:name="P34" style:parent-style-name="Základnítext" style:family="paragraph">
      <style:paragraph-properties fo:margin-top="0in" fo:margin-bottom="0in" fo:line-height="100%"/>
    </style:style>
    <style:style style:name="P35" style:parent-style-name="Základnítext" style:family="paragraph">
      <style:paragraph-properties fo:margin-top="0in" fo:margin-bottom="0in" fo:line-height="100%"/>
    </style:style>
    <style:style style:name="P36" style:parent-style-name="Základnítext" style:family="paragraph">
      <style:paragraph-properties fo:margin-top="0in" fo:margin-bottom="0in" fo:line-height="100%"/>
    </style:style>
    <style:style style:name="P37" style:parent-style-name="Základnítext" style:family="paragraph">
      <style:paragraph-properties fo:margin-top="0in" fo:margin-bottom="0in" fo:line-height="100%"/>
    </style:style>
    <style:style style:name="P38" style:parent-style-name="Základnítext" style:family="paragraph">
      <style:paragraph-properties fo:margin-top="0in" fo:margin-bottom="0in" fo:line-height="100%"/>
    </style:style>
    <style:style style:name="P39" style:parent-style-name="Základnítext" style:family="paragraph">
      <style:paragraph-properties fo:margin-top="0in" fo:margin-bottom="0in" fo:line-height="100%"/>
    </style:style>
    <style:style style:name="P40" style:parent-style-name="Základnítext" style:family="paragraph">
      <style:paragraph-properties fo:margin-top="0in" fo:margin-bottom="0in" fo:line-height="100%"/>
    </style:style>
    <style:style style:name="P41" style:parent-style-name="Základnítext" style:family="paragraph">
      <style:paragraph-properties fo:margin-top="0in" fo:margin-bottom="0in" fo:line-height="100%"/>
    </style:style>
    <style:style style:name="P42" style:parent-style-name="Základnítext" style:family="paragraph">
      <style:paragraph-properties fo:margin-top="0in" fo:margin-bottom="0in" fo:line-height="100%"/>
    </style:style>
    <style:style style:name="P43" style:parent-style-name="Základnítext" style:family="paragraph">
      <style:paragraph-properties fo:margin-top="0in" fo:margin-bottom="0in" fo:line-height="100%"/>
    </style:style>
    <style:style style:name="P44" style:parent-style-name="Základnítext" style:family="paragraph">
      <style:paragraph-properties fo:margin-top="0in" fo:margin-bottom="0in" fo:line-height="100%"/>
    </style:style>
    <style:style style:name="P45" style:parent-style-name="Základnítext" style:family="paragraph">
      <style:paragraph-properties fo:margin-top="0in" fo:margin-bottom="0in" fo:line-height="100%"/>
    </style:style>
    <style:style style:name="P46" style:parent-style-name="Základnítext" style:family="paragraph">
      <style:paragraph-properties fo:margin-top="0in" fo:margin-bottom="0in" fo:line-height="100%"/>
    </style:style>
    <style:style style:name="P47" style:parent-style-name="Základnítext" style:family="paragraph">
      <style:paragraph-properties fo:margin-top="0in" fo:margin-bottom="0in" fo:line-height="100%"/>
    </style:style>
    <style:style style:name="P48" style:parent-style-name="Základnítext" style:family="paragraph">
      <style:paragraph-properties fo:margin-top="0in" fo:margin-bottom="0in" fo:line-height="100%"/>
    </style:style>
    <style:style style:name="P49" style:parent-style-name="Základnítext" style:family="paragraph">
      <style:paragraph-properties fo:margin-top="0in" fo:margin-bottom="0in" fo:line-height="100%"/>
    </style:style>
    <style:style style:name="P50" style:parent-style-name="Základnítext" style:family="paragraph">
      <style:paragraph-properties fo:margin-top="0in" fo:margin-bottom="0in" fo:line-height="100%"/>
    </style:style>
    <style:style style:name="P51" style:parent-style-name="Základnítext" style:family="paragraph">
      <style:paragraph-properties fo:margin-top="0in" fo:margin-bottom="0in" fo:line-height="100%"/>
    </style:style>
    <style:style style:name="P52" style:parent-style-name="Základnítext" style:family="paragraph">
      <style:paragraph-properties fo:margin-top="0in" fo:margin-bottom="0in" fo:line-height="100%"/>
    </style:style>
    <style:style style:name="P53" style:parent-style-name="Základnítext" style:family="paragraph">
      <style:paragraph-properties fo:margin-top="0in" fo:margin-bottom="0in" fo:line-height="100%"/>
    </style:style>
    <style:style style:name="P54" style:parent-style-name="Základnítext" style:family="paragraph">
      <style:paragraph-properties fo:margin-top="0in" fo:margin-bottom="0in" fo:line-height="100%"/>
    </style:style>
    <style:style style:name="P55" style:parent-style-name="Základnítext" style:family="paragraph">
      <style:paragraph-properties fo:margin-top="0in" fo:margin-bottom="0in" fo:line-height="100%"/>
    </style:style>
    <style:style style:name="P56" style:parent-style-name="Základnítext" style:family="paragraph">
      <style:paragraph-properties fo:margin-top="0in" fo:margin-bottom="0in" fo:line-height="100%"/>
    </style:style>
    <style:style style:name="P57" style:parent-style-name="Základnítext" style:family="paragraph">
      <style:paragraph-properties fo:margin-top="0in" fo:margin-bottom="0in" fo:line-height="100%"/>
    </style:style>
    <style:style style:name="P58" style:parent-style-name="Základnítext" style:family="paragraph">
      <style:paragraph-properties fo:margin-top="0in" fo:margin-bottom="0in" fo:line-height="100%"/>
    </style:style>
    <style:style style:name="P59" style:parent-style-name="Základnítext" style:family="paragraph">
      <style:paragraph-properties fo:margin-top="0in" fo:margin-bottom="0in" fo:line-height="100%"/>
    </style:style>
    <style:style style:name="P60" style:parent-style-name="Základnítext" style:family="paragraph">
      <style:paragraph-properties fo:margin-top="0in" fo:margin-bottom="0in" fo:line-height="100%"/>
    </style:style>
    <style:style style:name="P61" style:parent-style-name="Základnítext" style:family="paragraph">
      <style:paragraph-properties fo:margin-top="0in" fo:margin-bottom="0in" fo:line-height="100%"/>
    </style:style>
    <style:style style:name="P62" style:parent-style-name="Základnítext" style:family="paragraph">
      <style:paragraph-properties fo:margin-top="0in" fo:margin-bottom="0in" fo:line-height="100%"/>
    </style:style>
    <style:style style:name="P63" style:parent-style-name="Základnítext" style:family="paragraph">
      <style:paragraph-properties fo:margin-top="0in" fo:margin-bottom="0in" fo:line-height="100%"/>
    </style:style>
    <style:style style:name="P64" style:parent-style-name="Základnítext" style:family="paragraph">
      <style:paragraph-properties fo:margin-top="0in" fo:margin-bottom="0in" fo:line-height="100%"/>
    </style:style>
    <style:style style:name="P65" style:parent-style-name="Základnítext" style:family="paragraph">
      <style:paragraph-properties fo:margin-top="0in" fo:margin-bottom="0in" fo:line-height="100%"/>
    </style:style>
    <style:style style:name="P66" style:parent-style-name="Základnítext" style:family="paragraph">
      <style:paragraph-properties fo:margin-top="0in" fo:margin-bottom="0in" fo:line-height="100%"/>
    </style:style>
    <style:style style:name="P67" style:parent-style-name="Základnítext" style:family="paragraph">
      <style:paragraph-properties fo:margin-top="0in" fo:margin-bottom="0in" fo:line-height="100%"/>
    </style:style>
    <style:style style:name="P68" style:parent-style-name="Základnítext" style:family="paragraph">
      <style:paragraph-properties fo:margin-top="0in" fo:margin-bottom="0in" fo:line-height="100%"/>
    </style:style>
    <style:style style:name="P69" style:parent-style-name="Základnítext" style:family="paragraph">
      <style:paragraph-properties fo:margin-top="0in" fo:margin-bottom="0in" fo:line-height="100%"/>
    </style:style>
    <style:style style:name="P70" style:parent-style-name="Základnítext" style:family="paragraph">
      <style:paragraph-properties fo:margin-top="0in" fo:margin-bottom="0in" fo:line-height="100%"/>
    </style:style>
    <style:style style:name="P71" style:parent-style-name="Základnítext" style:family="paragraph">
      <style:paragraph-properties fo:margin-top="0in" fo:margin-bottom="0in" fo:line-height="100%"/>
    </style:style>
    <style:style style:name="P72" style:parent-style-name="Základnítext" style:family="paragraph">
      <style:paragraph-properties fo:margin-top="0in" fo:margin-bottom="0in" fo:line-height="100%"/>
    </style:style>
    <style:style style:name="P73" style:parent-style-name="Základnítext" style:family="paragraph">
      <style:paragraph-properties fo:margin-top="0in" fo:margin-bottom="0in" fo:line-height="100%"/>
    </style:style>
    <style:style style:name="P74" style:parent-style-name="Základnítext" style:family="paragraph">
      <style:paragraph-properties fo:margin-top="0in" fo:margin-bottom="0in" fo:line-height="100%"/>
    </style:style>
    <style:style style:name="P75" style:parent-style-name="Základnítext" style:family="paragraph">
      <style:paragraph-properties fo:margin-top="0in" fo:margin-bottom="0in" fo:line-height="100%"/>
    </style:style>
    <style:style style:name="P76" style:parent-style-name="Základnítext" style:family="paragraph">
      <style:paragraph-properties fo:margin-top="0in" fo:margin-bottom="0in" fo:line-height="100%"/>
    </style:style>
    <style:style style:name="P77" style:parent-style-name="Základnítext" style:family="paragraph">
      <style:paragraph-properties fo:margin-top="0in" fo:margin-bottom="0in" fo:line-height="100%"/>
    </style:style>
    <style:style style:name="P78" style:parent-style-name="Základnítext" style:family="paragraph">
      <style:paragraph-properties fo:margin-top="0in" fo:margin-bottom="0in" fo:line-height="100%"/>
    </style:style>
    <style:style style:name="P79" style:parent-style-name="Základnítext" style:family="paragraph">
      <style:paragraph-properties fo:margin-top="0in" fo:margin-bottom="0in" fo:line-height="100%"/>
    </style:style>
    <style:style style:name="P80" style:parent-style-name="Základnítext" style:family="paragraph">
      <style:paragraph-properties fo:margin-top="0in" fo:margin-bottom="0in" fo:line-height="100%"/>
    </style:style>
    <style:style style:name="P81" style:parent-style-name="Základnítext" style:family="paragraph">
      <style:paragraph-properties fo:margin-top="0in" fo:margin-bottom="0in" fo:line-height="100%"/>
    </style:style>
    <style:style style:name="P82" style:parent-style-name="Základnítext" style:family="paragraph">
      <style:paragraph-properties fo:margin-top="0in" fo:margin-bottom="0in" fo:line-height="100%"/>
    </style:style>
    <style:style style:name="P83" style:parent-style-name="Základnítext" style:family="paragraph">
      <style:paragraph-properties fo:margin-top="0in" fo:margin-bottom="0in" fo:line-height="100%"/>
    </style:style>
    <style:style style:name="P84" style:parent-style-name="Základnítext" style:family="paragraph">
      <style:paragraph-properties fo:margin-top="0in" fo:margin-bottom="0in" fo:line-height="100%"/>
    </style:style>
    <style:style style:name="P85" style:parent-style-name="Základnítext" style:family="paragraph">
      <style:paragraph-properties fo:margin-top="0in" fo:margin-bottom="0in" fo:line-height="100%"/>
    </style:style>
    <style:style style:name="P86" style:parent-style-name="Základnítext" style:family="paragraph">
      <style:paragraph-properties fo:margin-top="0in" fo:margin-bottom="0in" fo:line-height="100%"/>
    </style:style>
    <style:style style:name="P87" style:parent-style-name="Základnítext" style:family="paragraph">
      <style:paragraph-properties fo:margin-top="0in" fo:margin-bottom="0in" fo:line-height="100%"/>
    </style:style>
    <style:style style:name="P88" style:parent-style-name="Základnítext" style:family="paragraph">
      <style:paragraph-properties fo:margin-top="0in" fo:margin-bottom="0in" fo:line-height="100%"/>
    </style:style>
    <style:style style:name="P89" style:parent-style-name="Základnítext" style:family="paragraph">
      <style:paragraph-properties fo:margin-top="0in" fo:margin-bottom="0in" fo:line-height="100%"/>
    </style:style>
    <style:style style:name="P90" style:parent-style-name="Základnítext" style:family="paragraph">
      <style:paragraph-properties fo:margin-top="0in" fo:margin-bottom="0in" fo:line-height="100%"/>
    </style:style>
    <style:style style:name="P91" style:parent-style-name="Základnítext" style:family="paragraph">
      <style:paragraph-properties fo:margin-top="0in" fo:margin-bottom="0in" fo:line-height="100%"/>
    </style:style>
    <style:style style:name="P92" style:parent-style-name="Základnítext" style:family="paragraph">
      <style:paragraph-properties fo:margin-top="0in" fo:margin-bottom="0in" fo:line-height="100%"/>
    </style:style>
    <style:style style:name="P93" style:parent-style-name="Základnítext" style:family="paragraph">
      <style:paragraph-properties fo:margin-top="0in" fo:margin-bottom="0in" fo:line-height="100%"/>
    </style:style>
    <style:style style:name="P94" style:parent-style-name="Základnítext" style:family="paragraph">
      <style:paragraph-properties fo:margin-top="0in" fo:margin-bottom="0in" fo:line-height="100%"/>
    </style:style>
    <style:style style:name="P95" style:parent-style-name="Základnítext" style:family="paragraph">
      <style:text-properties fo:background-color="#FFFF00"/>
    </style:style>
    <style:style style:name="P96" style:parent-style-name="Základnítext" style:family="paragraph">
      <style:text-properties fo:background-color="#FFFF00"/>
    </style:style>
    <style:style style:name="P97" style:parent-style-name="Základnítext" style:family="paragraph">
      <style:text-properties fo:background-color="#FFFF00"/>
    </style:style>
    <style:style style:name="P98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2/2019<text:bookmark-end text:name="Text14"/></text:p>
            <text:p text:style-name="Normální">KVOP-11585/2019<text:bookmark-end text:name="Text2"/></text:p>
            <text:p text:style-name="Normální"><text:bookmark-start text:name="Text3"/>08. 03. 2019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T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 poskytnutí informace a rozhodnutí o částečném odmítnutí žádosti</text:h>
      <text:p text:style-name="Základnítext">Vážený pane inženýre,</text:p>
      <text:p text:style-name="Základnítext">dne 5. 3. 2019 byla do Kanceláře veřejného ochránce práv doručena Vaše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7">Sborník stanovisek veřejného ochránce práv Vězeňství II,</text:p>
        </text:list-item>
        <text:list-item>
          <text:p text:style-name="P18">veškeré informační letáky ochránce.</text:p>
        </text:list-item>
      </text:list>
      <text:p text:style-name="Základnítext">Ve smyslu zákona o svobodném přístupu k informacím,<text:s/><text:span text:style-name="Silné">se poskytují níže uvedené<text:s/></text:span><text:span text:style-name="Silné">informace</text:span>:</text:p>
      <text:p text:style-name="Základnítext">K bodu č. 1</text:p>
      <text:p text:style-name="Základnítext">Tuto informaci nelze poskytnout, blíže viz rozhodnutí o odmítnutí informací.</text:p>
      <text:p text:style-name="Základnítext">K bodu č. 2</text:p>
      <text:p text:style-name="Základnítext">Informační letáky veřejného ochránce práv:</text:p>
      <text:p text:style-name="P19">Ombudsman</text:p>
      <text:p text:style-name="P20">Bydlení</text:p>
      <text:p text:style-name="P21">Dávky na bydlení</text:p>
      <text:p text:style-name="P22">Dávky pomoci v hmotné nouzi</text:p>
      <text:p text:style-name="P23">Dávky pro osoby se zdravotním pojištěním</text:p>
      <text:p text:style-name="P24">Dětský domov</text:p>
      <text:p text:style-name="P25">Diskriminace z důvodu rasy nebo etnicity</text:p>
      <text:p text:style-name="P26">Diskriminace z důvodu věku</text:p>
      <text:p text:style-name="P27">Domácí násilí</text:p>
      <text:p text:style-name="P28">Domov pro seniory</text:p>
      <text:p text:style-name="P29">Důchody</text:p>
      <text:p text:style-name="P30">Exekuce</text:p>
      <text:p text:style-name="P31">GDPR informace</text:p>
      <text:p text:style-name="P32">Hluk</text:p>
      <text:p text:style-name="P33">Ombudsman</text:p>
      <text:soft-page-break/>
      <text:p text:style-name="P34">Katastr nemovitostí</text:p>
      <text:p text:style-name="P35">Komunální odpad</text:p>
      <text:p text:style-name="P36">Konkursní a insolvenční řízení</text:p>
      <text:p text:style-name="P37">Malnutrice</text:p>
      <text:p text:style-name="P38">Mediace</text:p>
      <text:p text:style-name="P39">Nájem bytu</text:p>
      <text:p text:style-name="P40">Nenávistné projevy</text:p>
      <text:p text:style-name="P41">Neregistrované sociální služby</text:p>
      <text:p text:style-name="P42">Nevyplacení mzdy</text:p>
      <text:p text:style-name="P43">Obce</text:p>
      <text:p text:style-name="P44">Občané EU</text:p>
      <text:p text:style-name="P45">Občanské poradny</text:p>
      <text:p text:style-name="P46">Odborné sociální poradenství</text:p>
      <text:p text:style-name="P47">Oddlužení</text:p>
      <text:p text:style-name="P48">Odpadní vody</text:p>
      <text:p text:style-name="P49">Odškodnění</text:p>
      <text:p text:style-name="P50">Ochrana osob omezených na svobodě</text:p>
      <text:p text:style-name="P51">Ochrana spotřebitele</text:p>
      <text:p text:style-name="P52">Opatrovnictví</text:p>
      <text:p text:style-name="P53">Organizace zabývající se cizineckou a uprchlickou problematikou</text:p>
      <text:p text:style-name="P54">Otcovství</text:p>
      <text:p text:style-name="P55">Plíseň a závady v bytě</text:p>
      <text:p text:style-name="P56">Policie</text:p>
      <text:p text:style-name="P57">Pozemkové úřady</text:p>
      <text:p text:style-name="P58">Pracovněprávní vztahy</text:p>
      <text:p text:style-name="P59">Pracovní úrazy</text:p>
      <text:p text:style-name="P60">Právní pomoc</text:p>
      <text:p text:style-name="P61">Příspěvek na péči</text:p>
      <text:p text:style-name="P62">Psychiatrická nemocnice</text:p>
      <text:p text:style-name="P63">Rodičovský příspěvek</text:p>
      <text:p text:style-name="P64">Romská a proromská sdružení</text:p>
      <text:p text:style-name="P65">Rovné zacházení</text:p>
      <text:p text:style-name="P66">Rozúčtování nákladů</text:p>
      <text:p text:style-name="P67">Skončení pracovního poměru</text:p>
      <text:p text:style-name="P68">Slaďování v pracovním poměru</text:p>
      <text:p text:style-name="P69">Slaďování ve státní službě</text:p>
      <text:p text:style-name="P70">Služební poměr u ozbrojených sil nebo v bezpečnostním sboru</text:p>
      <text:p text:style-name="P71">Sociální služby</text:p>
      <text:p text:style-name="P72">Soudní ochrana proti správním orgánům</text:p>
      <text:p text:style-name="P73">Soudní poplatky</text:p>
      <text:p text:style-name="P74">Soudy</text:p>
      <text:p text:style-name="P75">Sousedské spory</text:p>
      <text:p text:style-name="P76">Společenství vlastníků</text:p>
      <text:p text:style-name="P77">Správní řád</text:p>
      <text:p text:style-name="P78">Srážky ze mzdy</text:p>
      <text:p text:style-name="P79">Státní služba</text:p>
      <text:p text:style-name="P80">Stavební činnost</text:p>
      <text:p text:style-name="P81">Studny</text:p>
      <text:p text:style-name="P82">Šikana na pracovišti</text:p>
      <text:soft-page-break/>
      <text:p text:style-name="P83">Školství</text:p>
      <text:p text:style-name="P84">Úprava styku s dětmi</text:p>
      <text:p text:style-name="P85">Územní plán</text:p>
      <text:p text:style-name="P86">Veřejné cesty</text:p>
      <text:p text:style-name="P87">Věznice</text:p>
      <text:p text:style-name="P88">Výživné</text:p>
      <text:p text:style-name="P89">Vyživovací povinnost</text:p>
      <text:p text:style-name="P90">Zápisy romských dětí do ZŠ a MŠ</text:p>
      <text:p text:style-name="P91">Zařízení pro zajištění cizinců</text:p>
      <text:p text:style-name="P92">Zdravotnictví – dotazy</text:p>
      <text:p text:style-name="P93">Zdravotnictví – stížnosti</text:p>
      <text:p text:style-name="P94">Zvláštní oprávnění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 pana<text:s/>T. S., nar.<text:s/>x.<text:s/>x.<text:s/>xxxx, t.<text:s/>č. Věznice x<text:s/>, ze dne 5. 3. 2019 podle ustanovení § 2 odst. 4 zákona o svobodném přístupu k informacím.</text:p>
      <text:h text:style-name="Nadpis1" text:outline-level="1">Odůvodnění</text:h>
      <text:p text:style-name="Základnítext">Dne 5. 3. 2019<text:s/>se na veřejného ochránce práv obrátil pan<text:s/>T. S.<text:s/>se žádostí podle zákona o svobodném přístupu k informacím, ve které požadoval:</text:p>
      <text:p text:style-name="Základnítext">Sborník stanovisek veřejného ochránce práv Vězeňství II.</text:p>
      <text:p text:style-name="Základnítext">V souladu s ustanovením § 2 odst. 4 <text:s/>zákona o svobodném přístupu k informacím byla žádost odmítnuta, protože<text:s/>Kancelář veřejného ochránce práv dosud tento sborník nevydala. Žádost pana<text:s/>T. S.<text:s/>je proto dotazem<text:s/>na<text:s/>neexistující informaci, na kterou se povinnost poskytovat informace<text:s/>podle § 2 odst. 4 zákona <text:s/>o svobodném přístupu k informacím<text:s/>nevztahuje.</text:p>
      <text:p text:style-name="Základnítext">Pro úplnost dodávám, že požadovaný Sborník bude k dispozici nejdříve v červnu 2019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vedoucí právní sekce.</text:p>
      <text:p text:style-name="P95"/>
      <text:p text:style-name="P96"/>
      <text:p text:style-name="P97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98">75<text:s/>příloh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text:list-style style:name="LFO1">
      <text:list-level-style-number text:level="1" text:style-name="WW_CharLFO1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="Calibri" style:font-name-asian="Times New Roman" style:font-name-complex="Times New Roman"/>
    </style:style>
    <style:style style:name="WW_CharLFO3LVL1" style:family="text">
      <style:text-properties style:font-name="Calibri" style:font-name-asian="Times New Roman" style:font-name-complex="Times New Roman"/>
    </style:style>
    <text:list-style style:name="LFO3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Calibri" style:font-name-asian="Times New Roman" style:font-name-complex="Times New Roman"/>
    </style:style>
    <style:style style:name="WW_CharLFO5LVL1" style:family="text">
      <style:text-properties style:font-name="Calibri" style:font-name-asian="Times New Roman" style:font-name-complex="Times New Roman"/>
    </style:style>
    <style:style style:name="WW_CharLFO6LVL1" style:family="text">
      <style:text-properties style:font-name="Calibri" style:font-name-asian="Times New Roman"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AJVK*</text:span>*KVOPX009AJVK*</text:p>
        <text:p text:style-name="P12"><text:span text:style-name="T13">KVOPX009AJVK</text:span>KVOPX009AJV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2T08:37:00Z</meta:creation-date>
    <dc:date>2019-05-02T08:59:00Z</dc:date>
    <meta:print-date>2016-06-27T07:08:00Z</meta:print-date>
    <meta:template xlink:href="KVOP_dopis%20vedoucího" xlink:type="simple"/>
    <meta:editing-cycles>3</meta:editing-cycles>
    <meta:editing-duration>PT1380S</meta:editing-duration>
    <meta:user-defined meta:name="ContentTypeId">0x010100D3A71DC738674B4893D02C4CA0E22FAC</meta:user-defined>
    <meta:document-statistic meta:page-count="4" meta:paragraph-count="8" meta:word-count="598" meta:character-count="4120" meta:row-count="29" meta:non-whitespace-character-count="3530"/>
  </office:meta>
</office:document-meta>
</file>